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2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LORD OF ISRAEL OVERVIEWS THE KINGDOM OF HEAVEN (22:1-1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LORD OF ISRAEL OVERVIEWS THE KINGDOM OF HEAVEN (22:1-1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illustration of the wedding (22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invitations to the wedding (22:3-10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The invitations to the wedding (22:3-10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The exclusive guest list (22:3-7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-title-Title-Slide" presentation:presentation-page-layout-name="Master1-PPL1" draw:id="Slide-259">
        <draw:frame draw:id="id89" presentation:style-name="a469" draw:name="Title 1" svg:x="1.38in" svg:y="0.83in" svg:width="10.3in" svg:height="4.42in" presentation:class="title" presentation:placeholder="false">
          <draw:text-box>
            <text:p text:style-name="a468" text:class-names="" text:cond-style-name=""><text:span text:style-name="a466" text:class-names=""><text:s text:c="1"/>The exclusive guest list (22:3-7)<text:s text:c="1"/></text:span><text:span text:style-name="a467" text:class-names=""/></text:p>
          </draw:text-box>
          <svg:title/>
          <svg:desc/>
        </draw:frame>
        <draw:frame draw:id="id90" presentation:style-name="a474" draw:name="Subtitle 2" svg:x="1.38in" svg:y="5.25in" svg:width="10.3in" svg:height="1.85in" presentation:class="subtitle" presentation:placeholder="false">
          <draw:text-box>
            <text:p text:style-name="a471" text:class-names="" text:cond-style-name=""><text:span text:style-name="a470" text:class-names=""><text:s text:c="1"/>Their first invitation (22:3)<text:s text:c="1"/></text:span></text:p>
            <text:p text:style-name="a473" text:class-names="" text:cond-style-name=""><text:span text:style-name="a472" text:class-names=""/></text:p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ir first invitation (22:3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request (22:3a):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refusal (22:3b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exclusive guest list (22:3-7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ir first invitation (22:3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ir second invitation (22:4-7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ir second invitation (22:4-7)<text:s text:c="1"/></text:span><text:span text:style-name="a507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request (22:4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ridicule (22:5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ruthlessness (22:6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rage (22:7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<text:s text:c="1"/>The exclusive guest list (22:3-7)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Their first invitation (22:3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ir second invitation (22:4-7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invitations to the wedding (22:3-10)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The exclusive guest list (22:3-7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 expanded guest list (22:8-10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<text:s text:c="1"/>The expanded guest list (22:8-10)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The command (22:8-9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crowd (22:10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invitations to the wedding (22:3-10)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 exclusive guest list (22:3-7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 expanded guest list (22:8-10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THE LORD OF ISRAEL OVERVIEWS THE KINGDOM OF HEAVEN (22:1-14)<text:s text:c="1"/></text:span><text:span text:style-name="a588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he illustration of the wedding (22:1-2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invitations to the wedding (22:3-10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indignation at the wedding (22:11-14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-title-Title-Slide" presentation:presentation-page-layout-name="Master1-PPL1" draw:id="Slide-268">
        <draw:frame draw:id="id107" presentation:style-name="a608" draw:name="Title 1" svg:x="1.38in" svg:y="0.83in" svg:width="10.3in" svg:height="4.42in" presentation:class="title" presentation:placeholder="false">
          <draw:text-box>
            <text:p text:style-name="a607" text:class-names="" text:cond-style-name=""><text:span text:style-name="a605" text:class-names=""><text:s text:c="1"/>The indignation at the wedding (22:11-14)<text:s text:c="1"/></text:span><text:span text:style-name="a606" text:class-names=""/></text:p>
          </draw:text-box>
          <svg:title/>
          <svg:desc/>
        </draw:frame>
        <draw:frame draw:id="id108" presentation:style-name="a613" draw:name="Subtitle 2" svg:x="1.38in" svg:y="5.25in" svg:width="10.3in" svg:height="1.85in" presentation:class="subtitle" presentation:placeholder="false">
          <draw:text-box>
            <text:p text:style-name="a610" text:class-names="" text:cond-style-name=""><text:span text:style-name="a609" text:class-names=""><text:s text:c="1"/>The problem (22:11-12)<text:s text:c="1"/></text:span></text:p>
            <text:p text:style-name="a612" text:class-names="" text:cond-style-name=""><text:span text:style-name="a611" text:class-names=""/></text:p>
          </draw:text-box>
          <svg:title/>
          <svg:desc/>
        </draw:frame>
      </draw:page>
      <draw:page draw:name="Slide14" draw:style-name="a614" draw:master-page-name="Master1-Layout12-tx-Title-and-Text" presentation:presentation-page-layout-name="Master1-PPL12" draw:id="Slide-269">
        <draw:frame draw:id="id109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<text:s text:c="1"/>The problem (22:11-12)<text:s text:c="1"/></text:span><text:span text:style-name="a616" text:class-names=""/></text:p>
          </draw:text-box>
          <svg:title/>
          <svg:desc/>
        </draw:frame>
        <draw:frame draw:id="id110" presentation:style-name="a628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The guest who has no robe (22:11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e guest who has no reply (22:12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5" draw:style-name="a629" draw:master-page-name="Master1-Layout12-tx-Title-and-Text" presentation:presentation-page-layout-name="Master1-PPL12" draw:id="Slide-270">
        <draw:frame draw:id="id111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The indignation at the wedding (22:11-14)<text:s text:c="1"/></text:span><text:span text:style-name="a631" text:class-names=""/></text:p>
          </draw:text-box>
          <svg:title/>
          <svg:desc/>
        </draw:frame>
        <draw:frame draw:id="id112" presentation:style-name="a643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The problem (22:11-12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punishment (22:13-14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6" draw:style-name="a644" draw:master-page-name="Master1-Layout12-tx-Title-and-Text" presentation:presentation-page-layout-name="Master1-PPL12" draw:id="Slide-271">
        <draw:frame draw:id="id113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THE LORD OF ISRAEL OVERVIEWS THE KINGDOM OF HEAVEN (22:1-14)<text:s text:c="1"/></text:span><text:span text:style-name="a646" text:class-names=""/></text:p>
          </draw:text-box>
          <svg:title/>
          <svg:desc/>
        </draw:frame>
        <draw:frame draw:id="id114" presentation:style-name="a661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The illustration of the wedding (22:1-2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e invitations to the wedding (22:3-10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indignation at the wedding (22:11-14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7" draw:style-name="a662" draw:master-page-name="Master1-Layout12-tx-Title-and-Text" presentation:presentation-page-layout-name="Master1-PPL12" draw:id="Slide-272">
        <draw:frame draw:id="id115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MATTHEW 22</text:span><text:span text:style-name="a664" text:class-names=""/></text:p>
          </draw:text-box>
          <svg:title/>
          <svg:desc/>
        </draw:frame>
        <draw:frame draw:id="id116" presentation:style-name="a676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THE LORD OF ISRAEL OVERVIEWS THE KINGDOM OF HEAVEN (22:1-14)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THE LEADERS OF ISRAEL OPPOSE THE KINGDOM OF HEAVEN (22:15-46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8" draw:style-name="a677" draw:master-page-name="Master1-Layout1-title-Title-Slide" presentation:presentation-page-layout-name="Master1-PPL1" draw:id="Slide-273">
        <draw:frame draw:id="id117" presentation:style-name="a681" draw:name="Title 1" svg:x="1.38in" svg:y="0.83in" svg:width="10.3in" svg:height="4.42in" presentation:class="title" presentation:placeholder="false">
          <draw:text-box>
            <text:p text:style-name="a680" text:class-names="" text:cond-style-name=""><text:span text:style-name="a678" text:class-names="">THE LEADERS OF ISRAEL OPPOSE THE KINGDOM OF HEAVEN (22:15-46):<text:s text:c="1"/></text:span><text:span text:style-name="a679" text:class-names=""/></text:p>
          </draw:text-box>
          <svg:title/>
          <svg:desc/>
        </draw:frame>
        <draw:frame draw:id="id118" presentation:style-name="a686" draw:name="Subtitle 2" svg:x="1.38in" svg:y="5.25in" svg:width="10.3in" svg:height="1.85in" presentation:class="subtitle" presentation:placeholder="false">
          <draw:text-box>
            <text:p text:style-name="a683" text:class-names="" text:cond-style-name=""><text:span text:style-name="a682" text:class-names=""><text:s text:c="1"/>First occasion (22:15-22):<text:s text:c="1"/></text:span></text:p>
            <text:p text:style-name="a685" text:class-names="" text:cond-style-name=""><text:span text:style-name="a684" text:class-names=""/></text:p>
          </draw:text-box>
          <svg:title/>
          <svg:desc/>
        </draw:frame>
      </draw:page>
      <draw:page draw:name="Slide19" draw:style-name="a687" draw:master-page-name="Master1-Layout12-tx-Title-and-Text" presentation:presentation-page-layout-name="Master1-PPL12" draw:id="Slide-274">
        <draw:frame draw:id="id119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<text:s text:c="1"/>First occasion (22:15-22):<text:s text:c="1"/></text:span><text:span text:style-name="a689" text:class-names=""/></text:p>
          </draw:text-box>
          <svg:title/>
          <svg:desc/>
        </draw:frame>
        <draw:frame draw:id="id120" presentation:style-name="a704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Their deceit (22:15-17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ir denunciation (22:18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ir defeat (22:19-22): The Savior says, "Give to Caesar what is his and to God what is God's!"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20" draw:style-name="a705" draw:master-page-name="Master1-Layout12-tx-Title-and-Text" presentation:presentation-page-layout-name="Master1-PPL12" draw:id="Slide-275">
        <draw:frame draw:id="id121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THE LEADERS OF ISRAEL OPPOSE THE KINGDOM OF HEAVEN (22:15-46):<text:s text:c="1"/></text:span><text:span text:style-name="a707" text:class-names=""/></text:p>
          </draw:text-box>
          <svg:title/>
          <svg:desc/>
        </draw:frame>
        <draw:frame draw:id="id122" presentation:style-name="a719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First occasion (22:15-22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Second occasion (22:23-29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21" draw:style-name="a720" draw:master-page-name="Master1-Layout1-title-Title-Slide" presentation:presentation-page-layout-name="Master1-PPL1" draw:id="Slide-276">
        <draw:frame draw:id="id123" presentation:style-name="a724" draw:name="Title 1" svg:x="1.38in" svg:y="0.83in" svg:width="10.3in" svg:height="4.42in" presentation:class="title" presentation:placeholder="false">
          <draw:text-box>
            <text:p text:style-name="a723" text:class-names="" text:cond-style-name=""><text:span text:style-name="a721" text:class-names=""><text:s text:c="1"/>Second occasion (22:23-29):<text:s text:c="1"/></text:span><text:span text:style-name="a722" text:class-names=""/></text:p>
          </draw:text-box>
          <svg:title/>
          <svg:desc/>
        </draw:frame>
        <draw:frame draw:id="id124" presentation:style-name="a729" draw:name="Subtitle 2" svg:x="1.38in" svg:y="5.25in" svg:width="10.3in" svg:height="1.85in" presentation:class="subtitle" presentation:placeholder="false">
          <draw:text-box>
            <text:p text:style-name="a726" text:class-names="" text:cond-style-name=""><text:span text:style-name="a725" text:class-names=""><text:s text:c="1"/>The confrontation by the Sadducees (22:23-33)<text:s text:c="1"/></text:span></text:p>
            <text:p text:style-name="a728" text:class-names="" text:cond-style-name=""><text:span text:style-name="a727" text:class-names=""/></text:p>
          </draw:text-box>
          <svg:title/>
          <svg:desc/>
        </draw:frame>
      </draw:page>
      <draw:page draw:name="Slide22" draw:style-name="a730" draw:master-page-name="Master1-Layout12-tx-Title-and-Text" presentation:presentation-page-layout-name="Master1-PPL12" draw:id="Slide-277">
        <draw:frame draw:id="id125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<text:s text:c="1"/>The confrontation by the Sadducees (22:23-33)<text:s text:c="1"/></text:span><text:span text:style-name="a732" text:class-names=""/></text:p>
          </draw:text-box>
          <svg:title/>
          <svg:desc/>
        </draw:frame>
        <draw:frame draw:id="id126" presentation:style-name="a744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<text:s text:c="1"/>Their silly example (22:24-28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Their serious errors (22:23, 29)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</draw:text-box>
          <svg:title/>
          <svg:desc/>
        </draw:frame>
      </draw:page>
      <draw:page draw:name="Slide23" draw:style-name="a745" draw:master-page-name="Master1-Layout12-tx-Title-and-Text" presentation:presentation-page-layout-name="Master1-PPL12" draw:id="Slide-278">
        <draw:frame draw:id="id127" presentation:style-name="a749" draw:name="Title 1" svg:x="1.38in" svg:y="0.4in" svg:width="10.6in" svg:height="1.44965in" presentation:class="title" presentation:placeholder="false">
          <draw:text-box>
            <text:p text:style-name="a748" text:class-names="" text:cond-style-name=""><text:span text:style-name="a746" text:class-names=""><text:s text:c="1"/>Their serious errors (22:23, 29)<text:s text:c="1"/></text:span><text:span text:style-name="a747" text:class-names=""/></text:p>
          </draw:text-box>
          <svg:title/>
          <svg:desc/>
        </draw:frame>
        <draw:frame draw:id="id128" presentation:style-name="a759" draw:name="Text Placeholder 2" svg:x="1.38in" svg:y="2in" svg:width="9.4in" svg:height="4.7586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<text:s text:c="1"/>Their intolerance concerning the resurrection (22:23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Their ignorance concerning the Scriptures (22:29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</draw:page>
      <draw:page draw:name="Slide24" draw:style-name="a760" draw:master-page-name="Master1-Layout12-tx-Title-and-Text" presentation:presentation-page-layout-name="Master1-PPL12" draw:id="Slide-279">
        <draw:frame draw:id="id129" presentation:style-name="a764" draw:name="Title 1" svg:x="1.38in" svg:y="0.4in" svg:width="10.6in" svg:height="1.44965in" presentation:class="title" presentation:placeholder="false">
          <draw:text-box>
            <text:p text:style-name="a763" text:class-names="" text:cond-style-name=""><text:span text:style-name="a761" text:class-names=""><text:s text:c="1"/>The confrontation by the Sadducees (22:23-33)<text:s text:c="1"/></text:span><text:span text:style-name="a762" text:class-names=""/></text:p>
          </draw:text-box>
          <svg:title/>
          <svg:desc/>
        </draw:frame>
        <draw:frame draw:id="id130" presentation:style-name="a774" draw:name="Text Placeholder 2" svg:x="1.38in" svg:y="2in" svg:width="9.4in" svg:height="4.75868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<text:s text:c="1"/>Their silly example (22:24-28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<text:s text:c="1"/>Their serious errors (22:23, 29)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</draw:page>
      <draw:page draw:name="Slide25" draw:style-name="a775" draw:master-page-name="Master1-Layout12-tx-Title-and-Text" presentation:presentation-page-layout-name="Master1-PPL12" draw:id="Slide-280">
        <draw:frame draw:id="id131" presentation:style-name="a779" draw:name="Title 1" svg:x="1.38in" svg:y="0.4in" svg:width="10.6in" svg:height="1.44965in" presentation:class="title" presentation:placeholder="false">
          <draw:text-box>
            <text:p text:style-name="a778" text:class-names="" text:cond-style-name=""><text:span text:style-name="a776" text:class-names=""><text:s text:c="1"/>Second occasion (22:23-29):<text:s text:c="1"/></text:span><text:span text:style-name="a777" text:class-names=""/></text:p>
          </draw:text-box>
          <svg:title/>
          <svg:desc/>
        </draw:frame>
        <draw:frame draw:id="id132" presentation:style-name="a789" draw:name="Text Placeholder 2" svg:x="1.38in" svg:y="2in" svg:width="9.4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<text:s text:c="1"/>The confrontation by the Sadducees (22:23-33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clarification by the Savior (22:30-33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26" draw:style-name="a790" draw:master-page-name="Master1-Layout12-tx-Title-and-Text" presentation:presentation-page-layout-name="Master1-PPL12" draw:id="Slide-281">
        <draw:frame draw:id="id133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<text:s text:c="1"/>The clarification by the Savior (22:30-33)<text:s text:c="1"/></text:span><text:span text:style-name="a792" text:class-names=""/></text:p>
          </draw:text-box>
          <svg:title/>
          <svg:desc/>
        </draw:frame>
        <draw:frame draw:id="id134" presentation:style-name="a804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There will be no marriage in the resurrection (22:30):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re will be a resurrection (22:31-33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title/>
          <svg:desc/>
        </draw:frame>
      </draw:page>
      <draw:page draw:name="Slide27" draw:style-name="a805" draw:master-page-name="Master1-Layout12-tx-Title-and-Text" presentation:presentation-page-layout-name="Master1-PPL12" draw:id="Slide-282">
        <draw:frame draw:id="id135" presentation:style-name="a809" draw:name="Title 1" svg:x="1.38in" svg:y="0.4in" svg:width="10.6in" svg:height="1.44965in" presentation:class="title" presentation:placeholder="false">
          <draw:text-box>
            <text:p text:style-name="a808" text:class-names="" text:cond-style-name=""><text:span text:style-name="a806" text:class-names=""><text:s text:c="1"/>Second occasion (22:23-29):<text:s text:c="1"/></text:span><text:span text:style-name="a807" text:class-names=""/></text:p>
          </draw:text-box>
          <svg:title/>
          <svg:desc/>
        </draw:frame>
        <draw:frame draw:id="id136" presentation:style-name="a819" draw:name="Text Placeholder 2" svg:x="1.38in" svg:y="2in" svg:width="9.4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<text:s text:c="1"/>The confrontation by the Sadducees (22:23-33)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<text:s text:c="1"/>The clarification by the Savior (22:30-33)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</draw:text-box>
          <svg:title/>
          <svg:desc/>
        </draw:frame>
      </draw:page>
      <draw:page draw:name="Slide28" draw:style-name="a820" draw:master-page-name="Master1-Layout12-tx-Title-and-Text" presentation:presentation-page-layout-name="Master1-PPL12" draw:id="Slide-283">
        <draw:frame draw:id="id137" presentation:style-name="a824" draw:name="Title 1" svg:x="1.38in" svg:y="0.4in" svg:width="10.6in" svg:height="1.44965in" presentation:class="title" presentation:placeholder="false">
          <draw:text-box>
            <text:p text:style-name="a823" text:class-names="" text:cond-style-name=""><text:span text:style-name="a821" text:class-names="">THE LEADERS OF ISRAEL OPPOSE THE KINGDOM OF HEAVEN (22:15-46):<text:s text:c="1"/></text:span><text:span text:style-name="a822" text:class-names=""/></text:p>
          </draw:text-box>
          <svg:title/>
          <svg:desc/>
        </draw:frame>
        <draw:frame draw:id="id138" presentation:style-name="a837" draw:name="Text Placeholder 2" svg:x="1.38in" svg:y="2in" svg:width="9.4in" svg:height="4.75868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<text:s text:c="1"/>First occasion (22:15-22):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<text:s text:c="1"/>Second occasion (22:23-29):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<text:s text:c="1"/>Third occasion: Concerning the greatest commandment (22:34-40):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</draw:text-box>
          <svg:title/>
          <svg:desc/>
        </draw:frame>
      </draw:page>
      <draw:page draw:name="Slide29" draw:style-name="a838" draw:master-page-name="Master1-Layout12-tx-Title-and-Text" presentation:presentation-page-layout-name="Master1-PPL12" draw:id="Slide-284">
        <draw:frame draw:id="id139" presentation:style-name="a842" draw:name="Title 1" svg:x="1.38in" svg:y="0.4in" svg:width="10.6in" svg:height="1.44965in" presentation:class="title" presentation:placeholder="false">
          <draw:text-box>
            <text:p text:style-name="a841" text:class-names="" text:cond-style-name=""><text:span text:style-name="a839" text:class-names=""><text:s text:c="1"/>Third occasion: Concerning the greatest commandment (22:34-40):<text:s text:c="1"/></text:span><text:span text:style-name="a840" text:class-names=""/></text:p>
          </draw:text-box>
          <svg:title/>
          <svg:desc/>
        </draw:frame>
        <draw:frame draw:id="id140" presentation:style-name="a852" draw:name="Text Placeholder 2" svg:x="1.38in" svg:y="2in" svg:width="9.4in" svg:height="4.75868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3" text:class-names=""><text:s text:c="1"/>Their request (22:34-36):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<text:s text:c="1"/>His response (22:37-40):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</draw:text-box>
          <svg:title/>
          <svg:desc/>
        </draw:frame>
      </draw:page>
      <draw:page draw:name="Slide30" draw:style-name="a853" draw:master-page-name="Master1-Layout1-title-Title-Slide" presentation:presentation-page-layout-name="Master1-PPL1" draw:id="Slide-285">
        <draw:frame draw:id="id141" presentation:style-name="a857" draw:name="Title 1" svg:x="1.38in" svg:y="0.83in" svg:width="10.3in" svg:height="4.42in" presentation:class="title" presentation:placeholder="false">
          <draw:text-box>
            <text:p text:style-name="a856" text:class-names="" text:cond-style-name=""><text:span text:style-name="a854" text:class-names=""><text:s text:c="1"/>His response (22:37-40):<text:s text:c="1"/></text:span><text:span text:style-name="a855" text:class-names=""/></text:p>
          </draw:text-box>
          <svg:title/>
          <svg:desc/>
        </draw:frame>
        <draw:frame draw:id="id142" presentation:style-name="a862" draw:name="Subtitle 2" svg:x="1.38in" svg:y="5.25in" svg:width="10.3in" svg:height="1.85in" presentation:class="subtitle" presentation:placeholder="false">
          <draw:text-box>
            <text:p text:style-name="a859" text:class-names="" text:cond-style-name=""><text:span text:style-name="a858" text:class-names=""><text:s text:c="1"/>The identifying of these two commandments (22:37-39)<text:s text:c="1"/></text:span></text:p>
            <text:p text:style-name="a861" text:class-names="" text:cond-style-name=""><text:span text:style-name="a860" text:class-names=""/></text:p>
          </draw:text-box>
          <svg:title/>
          <svg:desc/>
        </draw:frame>
      </draw:page>
      <draw:page draw:name="Slide31" draw:style-name="a863" draw:master-page-name="Master1-Layout12-tx-Title-and-Text" presentation:presentation-page-layout-name="Master1-PPL12" draw:id="Slide-286">
        <draw:frame draw:id="id143" presentation:style-name="a867" draw:name="Title 1" svg:x="1.38in" svg:y="0.4in" svg:width="10.6in" svg:height="1.44965in" presentation:class="title" presentation:placeholder="false">
          <draw:text-box>
            <text:p text:style-name="a866" text:class-names="" text:cond-style-name=""><text:span text:style-name="a864" text:class-names=""><text:s text:c="1"/>The identifying of these two commandments (22:37-39)<text:s text:c="1"/></text:span><text:span text:style-name="a865" text:class-names=""/></text:p>
          </draw:text-box>
          <svg:title/>
          <svg:desc/>
        </draw:frame>
        <draw:frame draw:id="id144" presentation:style-name="a877" draw:name="Text Placeholder 2" svg:x="1.38in" svg:y="2in" svg:width="9.4in" svg:height="4.75868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8" text:class-names=""><text:s text:c="1"/>The first (22:37-38):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<text:s text:c="1"/>The second (22:39):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</draw:text-box>
          <svg:title/>
          <svg:desc/>
        </draw:frame>
      </draw:page>
      <draw:page draw:name="Slide32" draw:style-name="a878" draw:master-page-name="Master1-Layout12-tx-Title-and-Text" presentation:presentation-page-layout-name="Master1-PPL12" draw:id="Slide-287">
        <draw:frame draw:id="id145" presentation:style-name="a882" draw:name="Title 1" svg:x="1.38in" svg:y="0.4in" svg:width="10.6in" svg:height="1.44965in" presentation:class="title" presentation:placeholder="false">
          <draw:text-box>
            <text:p text:style-name="a881" text:class-names="" text:cond-style-name=""><text:span text:style-name="a879" text:class-names=""><text:s text:c="1"/>His response (22:37-40):<text:s text:c="1"/></text:span><text:span text:style-name="a880" text:class-names=""/></text:p>
          </draw:text-box>
          <svg:title/>
          <svg:desc/>
        </draw:frame>
        <draw:frame draw:id="id146" presentation:style-name="a892" draw:name="Text Placeholder 2" svg:x="1.38in" svg:y="2in" svg:width="9.4in" svg:height="4.75868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3" text:class-names=""><text:s text:c="1"/>The identifying of these two commandments (22:37-39)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<text:s text:c="1"/>The importance of these two commandments (22:40):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/></text:p>
              </text:list-item>
            </text:list>
          </draw:text-box>
          <svg:title/>
          <svg:desc/>
        </draw:frame>
      </draw:page>
      <draw:page draw:name="Slide33" draw:style-name="a893" draw:master-page-name="Master1-Layout12-tx-Title-and-Text" presentation:presentation-page-layout-name="Master1-PPL12" draw:id="Slide-288">
        <draw:frame draw:id="id147" presentation:style-name="a897" draw:name="Title 1" svg:x="1.38in" svg:y="0.4in" svg:width="10.6in" svg:height="1.44965in" presentation:class="title" presentation:placeholder="false">
          <draw:text-box>
            <text:p text:style-name="a896" text:class-names="" text:cond-style-name=""><text:span text:style-name="a894" text:class-names=""><text:s text:c="1"/>Third occasion: Concerning the greatest commandment (22:34-40):<text:s text:c="1"/></text:span><text:span text:style-name="a895" text:class-names=""/></text:p>
          </draw:text-box>
          <svg:title/>
          <svg:desc/>
        </draw:frame>
        <draw:frame draw:id="id148" presentation:style-name="a907" draw:name="Text Placeholder 2" svg:x="1.38in" svg:y="2in" svg:width="9.4in" svg:height="4.75868in" presentation:class="outline" presentation:placeholder="false">
          <draw:text-box>
            <text:list text:style-name="a900">
              <text:list-item>
                <text:p text:style-name="a899" text:class-names="" text:cond-style-name=""><text:span text:style-name="a898" text:class-names=""><text:s text:c="1"/>Their request (22:34-36):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<text:s text:c="1"/>His response (22:37-40):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</draw:text-box>
          <svg:title/>
          <svg:desc/>
        </draw:frame>
      </draw:page>
      <draw:page draw:name="Slide34" draw:style-name="a908" draw:master-page-name="Master1-Layout12-tx-Title-and-Text" presentation:presentation-page-layout-name="Master1-PPL12" draw:id="Slide-289">
        <draw:frame draw:id="id149" presentation:style-name="a912" draw:name="Title 1" svg:x="1.38in" svg:y="0.4in" svg:width="10.6in" svg:height="1.44965in" presentation:class="title" presentation:placeholder="false">
          <draw:text-box>
            <text:p text:style-name="a911" text:class-names="" text:cond-style-name=""><text:span text:style-name="a909" text:class-names="">THE LEADERS OF ISRAEL OPPOSE THE KINGDOM OF HEAVEN (22:15-46):<text:s text:c="1"/></text:span><text:span text:style-name="a910" text:class-names=""/></text:p>
          </draw:text-box>
          <svg:title/>
          <svg:desc/>
        </draw:frame>
        <draw:frame draw:id="id150" presentation:style-name="a928" draw:name="Text Placeholder 2" svg:x="1.38in" svg:y="2in" svg:width="9.4in" svg:height="4.75868in" presentation:class="outline" presentation:placeholder="false">
          <draw:text-box>
            <text:list text:style-name="a915">
              <text:list-item>
                <text:p text:style-name="a914" text:class-names="" text:cond-style-name=""><text:span text:style-name="a913" text:class-names=""><text:s text:c="1"/>First occasion (22:15-22):<text:s text:c="1"/>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<text:s text:c="1"/>Second occasion (22:23-29):<text:s text:c="1"/>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<text:s text:c="1"/>Third occasion: Concerning the greatest commandment (22:34-40):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<text:s text:c="1"/>Fourth occasion: Concerning the Son of David (22:41-46)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</draw:text-box>
          <svg:title/>
          <svg:desc/>
        </draw:frame>
      </draw:page>
      <draw:page draw:name="Slide35" draw:style-name="a929" draw:master-page-name="Master1-Layout12-tx-Title-and-Text" presentation:presentation-page-layout-name="Master1-PPL12" draw:id="Slide-290">
        <draw:frame draw:id="id151" presentation:style-name="a933" draw:name="Title 1" svg:x="1.38in" svg:y="0.4in" svg:width="10.6in" svg:height="1.44965in" presentation:class="title" presentation:placeholder="false">
          <draw:text-box>
            <text:p text:style-name="a932" text:class-names="" text:cond-style-name=""><text:span text:style-name="a930" text:class-names=""><text:s text:c="1"/>Fourth occasion: Concerning the Son of David (22:41-46)<text:s text:c="1"/></text:span><text:span text:style-name="a931" text:class-names=""/></text:p>
          </draw:text-box>
          <svg:title/>
          <svg:desc/>
        </draw:frame>
        <draw:frame draw:id="id152" presentation:style-name="a943" draw:name="Text Placeholder 2" svg:x="1.38in" svg:y="2in" svg:width="9.4in" svg:height="4.75868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<text:s text:c="1"/>Christ points out the fact that the Messiah is David's son, thus affirming the Messiah's humanity (22:41-42).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Christ points out the fact that the Messiah is also David's Lord, thus affirming the Messiah's deity (22:43-46).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</draw:page>
      <draw:page draw:name="Slide36" draw:style-name="a944" draw:master-page-name="Master1-Layout12-tx-Title-and-Text" presentation:presentation-page-layout-name="Master1-PPL12" draw:id="Slide-291">
        <draw:frame draw:id="id153" presentation:style-name="a948" draw:name="Title 1" svg:x="1.38in" svg:y="0.4in" svg:width="10.6in" svg:height="1.44965in" presentation:class="title" presentation:placeholder="false">
          <draw:text-box>
            <text:p text:style-name="a947" text:class-names="" text:cond-style-name=""><text:span text:style-name="a945" text:class-names="">THE LEADERS OF ISRAEL OPPOSE THE KINGDOM OF HEAVEN (22:15-46):<text:s text:c="1"/></text:span><text:span text:style-name="a946" text:class-names=""/></text:p>
          </draw:text-box>
          <svg:title/>
          <svg:desc/>
        </draw:frame>
        <draw:frame draw:id="id154" presentation:style-name="a964" draw:name="Text Placeholder 2" svg:x="1.38in" svg:y="2in" svg:width="9.4in" svg:height="4.75868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<text:s text:c="1"/>First occasion (22:15-22):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<text:s text:c="1"/>Second occasion (22:23-29):<text:s text:c="1"/>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<text:s text:c="1"/>Third occasion: Concerning the greatest commandment (22:34-40):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<text:s text:c="1"/>Fourth occasion: Concerning the Son of David (22:41-46)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draw:page>
      <draw:page draw:name="Slide37" draw:style-name="a965" draw:master-page-name="Master1-Layout12-tx-Title-and-Text" presentation:presentation-page-layout-name="Master1-PPL12" draw:id="Slide-292">
        <draw:frame draw:id="id155" presentation:style-name="a969" draw:name="Title 1" svg:x="1.38in" svg:y="0.4in" svg:width="10.6in" svg:height="1.44965in" presentation:class="title" presentation:placeholder="false">
          <draw:text-box>
            <text:p text:style-name="a968" text:class-names="" text:cond-style-name=""><text:span text:style-name="a966" text:class-names="">MATTHEW 22</text:span><text:span text:style-name="a967" text:class-names=""/></text:p>
          </draw:text-box>
          <svg:title/>
          <svg:desc/>
        </draw:frame>
        <draw:frame draw:id="id156" presentation:style-name="a979" draw:name="Text Placeholder 2" svg:x="1.38in" svg:y="2in" svg:width="9.4in" svg:height="4.75868in" presentation:class="outline" presentation:placeholder="false">
          <draw:text-box>
            <text:list text:style-name="a972">
              <text:list-item>
                <text:p text:style-name="a971" text:class-names="" text:cond-style-name=""><text:span text:style-name="a970" text:class-names="">THE LORD OF ISRAEL OVERVIEWS THE KINGDOM OF HEAVEN (22:1-14)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THE LEADERS OF ISRAEL OPPOSE THE KINGDOM OF HEAVEN (22:15-46):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22</dc:title>
    <meta:initial-creator>David STRICKLAND</meta:initial-creator>
    <dc:creator>David STRICKLAND</dc:creator>
    <meta:creation-date>2020-02-22T17:36:11Z</meta:creation-date>
    <dc:date>2020-02-22T17:36:12Z</dc:date>
    <meta:template xlink:href="BibleStudy" xlink:type="simple"/>
    <meta:editing-cycles>1</meta:editing-cycles>
    <meta:editing-duration>PT0S</meta:editing-duration>
    <meta:document-statistic meta:paragraph-count="114" meta:word-count="980"/>
  </office:meta>
</office:document-meta>
</file>